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lass GFG {<text:line-break/>static void findAge(int current_date, int current_month,<text:line-break/>int current_year, int birth_date,<text:line-break/>int birth_month, int birth_year)<text:line-break/>{<text:line-break/>int month[] = { 31, 28, 31, 30, 31, 30, 31,<text:line-break/>31, 30, 31, 30, 31 };</text:p>
      <text:p text:style-name="Text_20_body"/>
      <text:p text:style-name="Text_20_body">// if birth date is greater then current<text:line-break/>// birth_month, then donot count this month<text:line-break/>// and add 30 to the date so as to subtract<text:line-break/>// the date and get the remaining days<text:line-break/>if (birth_date &gt; current_date) {<text:line-break/>current_month = current_month - 1;<text:line-break/>current_date = current_date + month[birth_month - 1];<text:line-break/>}</text:p>
      <text:p text:style-name="Text_20_body"/>
      <text:p text:style-name="Text_20_body">// if birth month exceeds current month,<text:line-break/>// then do not count this year and add<text:line-break/>// 12 to the month so that we can subtract<text:line-break/>// and find out the difference<text:line-break/>if (birth_month &gt; current_month) {<text:line-break/>current_year = current_year - 1;<text:line-break/>current_month = current_month + 12;<text:line-break/>}</text:p>
      <text:p text:style-name="Text_20_body"/>
      <text:p text:style-name="Text_20_body">// calculate date, month, year<text:line-break/>int calculated_date = current_date - birth_date;<text:line-break/>int calculated_month = current_month - birth_month;<text:line-break/>int calculated_year = current_year - birth_year;</text:p>
      <text:p text:style-name="Text_20_body"/>
      <text:p text:style-name="Text_20_body">// print the present age<text:line-break/>System.out.println("Present Age");<text:line-break/>System.out.println("Years: " + calculated_year +<text:line-break/>" Months: " + calculated_month + " Days: " +<text:line-break/>calculated_date);<text:line-break/>}<text:line-break/>public static void main(String[] args)<text:line-break/>{<text:line-break/>// present date<text:line-break/>int current_date = 7;<text:line-break/><text:soft-page-break/>int current_month = 12;<text:line-break/>int current_year = 2017;</text:p>
      <text:p text:style-name="Text_20_body"/>
      <text:p text:style-name="Text_20_body">// birth dd// mm// yyyy<text:line-break/>int birth_date = 16;<text:line-break/>int birth_month = 12;<text:line-break/>int birth_year = 2009;</text:p>
      <text:p text:style-name="Text_20_body"/>
      <text:p text:style-name="Text_20_body">// function call to print age<text:line-break/>findAge(current_date, current_month, current_year,<text:line-break/>birth_date, birth_month, birth_year);<text:line-break/>}<text:line-break/>}</text:p>
      <text:p text:style-name="Text_20_body">-----------------------------------------------------------------------------------------------------------</text:p>
      <text:p text:style-name="Text_20_body">import java.util.ArrayList;<text:line-break/>import java.util.List;</text:p>
      <text:p text:style-name="Text_20_body"/>
      <text:p text:style-name="Text_20_body">public class TestGenericConversion {<text:line-break/>public static void main(String [] args) {<text:line-break/>List&lt;String&gt; list1 = new ArrayList&lt;String&gt;();<text:line-break/>list1.add("one");<text:line-break/>list1.add(1, null);<text:line-break/>System.out.println(list1.get(0).length());<text:line-break/>}<text:line-break/>}</text:p>
      <text:p text:style-name="Text_20_body"><text:line-break/>---------------------------------------------------------------------------------------------------------</text:p>
      <text:p text:style-name="Text_20_body">import java.util.ArrayList;<text:line-break/>import java.util.List;</text:p>
      <text:p text:style-name="Text_20_body"/>
      <text:p text:style-name="Text_20_body">public class Tester {<text:line-break/>public static void main(String [] args) {<text:line-break/>List&lt;Object&gt; list1 = new ArrayList&lt;Object&gt;();<text:line-break/>List&lt;Object&gt; list2= list1;<text:line-break/>list2.add(new Integer(12));<text:line-break/>System.out.println(list2.size());<text:line-break/>}<text:line-break/>}</text:p>
      <text:p text:style-name="Text_20_body">---------------------------------------------------------------------------------------------------<text:line-break/>-----------------------------------------------------------------------------------------------------</text:p>
      <text:p text:style-name="Text_20_body"><text:soft-page-break/>import java.util.LinkedList;</text:p>
      <text:p text:style-name="Text_20_body"/>
      <text:p text:style-name="Text_20_body">public class CollectionTypes {<text:line-break/>public static void main(String [] args) {<text:line-break/>LinkedList list = new LinkedList();<text:line-break/>list.add("one");<text:line-break/>list.add("two");<text:line-break/>list.add("three");<text:line-break/>System.out.println(list.poll());<text:line-break/>}</text:p>
      <text:p text:style-name="Text_20_body"/>
      <text:p text:style-name="Text_20_body">}</text:p>
      <text:p text:style-name="Standard">---------------------------------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6:45:14.258000000</meta:creation-date>
    <dc:date>2021-12-02T16:49:15.776000000</dc:date>
    <meta:editing-duration>PT4M3S</meta:editing-duration>
    <meta:editing-cycles>1</meta:editing-cycles>
    <meta:document-statistic meta:table-count="0" meta:image-count="0" meta:object-count="0" meta:page-count="3" meta:paragraph-count="18" meta:word-count="317" meta:character-count="2679" meta:non-whitespace-character-count="2379"/>
    <meta:generator>LibreOffice/7.1.7.2$Windows_X86_64 LibreOffice_project/c6a4e3954236145e2acb0b65f68614365aeee33f</meta:generator>
  </office:meta>
</office:document-meta>
</file>